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Gothic" svg:font-family="'Century Gothic'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247cm" style:contextual-spacing="false"/>
    </style:style>
    <style:style style:name="P2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P3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  <style:text-properties officeooo:paragraph-rsid="00042811"/>
    </style:style>
    <style:style style:name="P4" style:family="paragraph" style:parent-style-name="Text_20_body">
      <style:paragraph-properties fo:margin-top="0cm" fo:margin-bottom="0.247cm" style:contextual-spacing="false" fo:line-height="115%" fo:text-align="start" style:justify-single-word="false" fo:orphans="2" fo:widows="2"/>
    </style:style>
    <style:style style:name="P5" style:family="paragraph" style:parent-style-name="Text_20_body">
      <style:paragraph-properties fo:margin-top="0cm" fo:margin-bottom="0.247cm" style:contextual-spacing="false" fo:line-height="150%" fo:text-align="start" style:justify-single-word="false" style:writing-mode="lr-tb"/>
      <style:text-properties officeooo:paragraph-rsid="00016113"/>
    </style:style>
    <style:style style:name="P6" style:family="paragraph" style:parent-style-name="Text_20_body">
      <style:paragraph-properties fo:margin-top="0cm" fo:margin-bottom="0.247cm" style:contextual-spacing="false" fo:line-height="150%" fo:text-align="start" style:justify-single-word="false" style:writing-mode="lr-tb"/>
      <style:text-properties officeooo:paragraph-rsid="00042811"/>
    </style:style>
    <style:style style:name="P7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  <style:text-properties fo:font-variant="normal" fo:text-transform="none" fo:color="#111111" loext:opacity="100%" style:font-name="Liberation Serif" fo:font-size="12pt" fo:letter-spacing="normal" fo:font-style="normal" fo:font-weight="normal" officeooo:paragraph-rsid="00016113" style:font-size-asian="12pt" style:font-size-complex="12pt"/>
    </style:style>
    <style:style style:name="P8" style:family="paragraph" style:parent-style-name="Text_20_body">
      <style:paragraph-properties fo:margin-top="0cm" fo:margin-bottom="0.247cm" style:contextual-spacing="false" fo:line-height="115%" fo:text-align="start" style:justify-single-word="false" fo:orphans="2" fo:widows="2"/>
    </style:style>
    <style:style style:name="P9" style:family="paragraph" style:parent-style-name="Text_20_body">
      <style:paragraph-properties fo:margin-top="0cm" fo:margin-bottom="0.247cm" style:contextual-spacing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111111" loext:opacity="100%" style:font-name="Liberation Serif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111111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/></text:span></text:p>
      <text:p text:style-name="Title"><text:span text:style-name="Strong_20_Emphasis">Glossary</text:span></text:p>
      <text:p text:style-name="P2"><text:span text:style-name="Strong_20_Emphasis"><text:span text:style-name="T1"/></text:span></text:p>
      <text:p text:style-name="P5"><text:span text:style-name="Strong_20_Emphasis"><text:span text:style-name="T1">Small</text:span></text:span>: pequeno<text:line-break/><text:span text:style-name="Strong_20_Emphasis"><text:span text:style-name="T1">Town</text:span></text:span>: cidade<text:line-break/><text:span text:style-name="Strong_20_Emphasis"><text:span text:style-name="T1">Bedroom</text:span></text:span>: quarto<text:line-break/><text:span text:style-name="Strong_20_Emphasis"><text:span text:style-name="T1">Upstairs</text:span></text:span>: andar de cima<text:line-break/><text:span text:style-name="Strong_20_Emphasis"><text:span text:style-name="T1">Excuse me</text:span></text:span>: com licença<text:line-break/><text:span text:style-name="Strong_20_Emphasis"><text:span text:style-name="T1">Nice to meet you</text:span></text:span>: Prazer em conhecê-lo<text:line-break/><text:span text:style-name="Strong_20_Emphasis"><text:span text:style-name="T1">Here is your schedule</text:span></text:span>: aqui está o seu horário<text:line-break/><text:span text:style-name="Strong_20_Emphasis"><text:span text:style-name="T1">To have you as our student</text:span></text:span>: tê-la como nossa aluna<text:line-break/><text:span text:style-name="Strong_20_Emphasis"><text:span text:style-name="T1">I’m from: </text:span></text:span>eu sou de...<text:line-break/><text:span text:style-name="Strong_20_Emphasis"><text:span text:style-name="T1">Advisor</text:span></text:span>: orientador<text:line-break/><text:span text:style-name="Strong_20_Emphasis"><text:span text:style-name="T1">Not only: </text:span></text:span>não só/não apenas<text:line-break/><text:span text:style-name="Strong_20_Emphasis"><text:span text:style-name="T1">Customs</text:span></text:span>: costumes<text:line-break/><text:span text:style-name="Strong_20_Emphasis"><text:span text:style-name="T1">In which</text:span></text:span>: na qual<text:line-break/><text:span text:style-name="Strong_20_Emphasis"><text:span text:style-name="T1">Often</text:span></text:span>: frequentemente<text:line-break/><text:span text:style-name="Strong_20_Emphasis"><text:span text:style-name="T1">Usually</text:span></text:span>: normalmente<text:line-break/><text:span text:style-name="Strong_20_Emphasis"><text:span text:style-name="T1">Affectionate</text:span></text:span>: afetuoso<text:line-break/><text:span text:style-name="Strong_20_Emphasis"><text:span text:style-name="T1">Close</text:span></text:span>: próximo<text:line-break/><text:span text:style-name="Strong_20_Emphasis"><text:span text:style-name="T1">To touch</text:span></text:span>: tocar<text:line-break/><text:span text:style-name="Strong_20_Emphasis"><text:span text:style-name="T1">To hug</text:span></text:span>: abraçar<text:line-break/><text:span text:style-name="Strong_20_Emphasis"><text:span text:style-name="T1">To kiss</text:span></text:span>: beijar<text:line-break/><text:span text:style-name="Strong_20_Emphasis"><text:span text:style-name="T1">To mee</text:span></text:span>t: encontrar(-se)<text:line-break/><text:span text:style-name="Strong_20_Emphasis"><text:span text:style-name="T1">Someone</text:span></text:span>: alguém<text:line-break/><text:span text:style-name="Strong_20_Emphasis"><text:span text:style-name="T1">Just</text:span></text:span>: apenas<text:line-break/><text:span text:style-name="Strong_20_Emphasis"><text:span text:style-name="T1">Wave</text:span></text:span>: abano; aceno<text:line-break/><text:span text:style-name="Strong_20_Emphasis"><text:span text:style-name="T1">Handshake</text:span></text:span>: aperto de mão</text:p>
      <text:p text:style-name="P6"><text:span text:style-name="Strong_20_Emphasis"><text:span text:style-name="T2">How to get there: </text:span></text:span><text:span text:style-name="T3">como chegar lá<text:line-break/></text:span><text:span text:style-name="Strong_20_Emphasis"><text:span text:style-name="T2">Can I help you?: </text:span></text:span><text:span text:style-name="T3">posso ajudá-la?<text:line-break/></text:span><text:span text:style-name="Strong_20_Emphasis"><text:span text:style-name="T2">What’s the way to</text:span></text:span><text:span text:style-name="T3">…: Qual o caminho para…?<text:line-break/></text:span><text:span text:style-name="Strong_20_Emphasis"><text:span text:style-name="T2">To walk</text:span></text:span><text:span text:style-name="T3">: caminhar<text:line-break/></text:span><text:span text:style-name="Strong_20_Emphasis"><text:span text:style-name="T2">Traffic lights</text:span></text:span><text:span text:style-name="T3">: semáforo<text:line-break/></text:span><text:soft-page-break/><text:span text:style-name="Strong_20_Emphasis"><text:span text:style-name="T2">To turn</text:span></text:span><text:span text:style-name="T3">: dobrar<text:line-break/></text:span><text:span text:style-name="Strong_20_Emphasis"><text:span text:style-name="T2">Right</text:span></text:span><text:span text:style-name="T3">: direita<text:line-break/></text:span><text:span text:style-name="Strong_20_Emphasis"><text:span text:style-name="T2">Left</text:span></text:span><text:span text:style-name="T3">: esquerda<text:line-break/></text:span><text:span text:style-name="Strong_20_Emphasis"><text:span text:style-name="T2">Block</text:span></text:span><text:span text:style-name="T3">: quadra<text:line-break/></text:span><text:span text:style-name="Strong_20_Emphasis"><text:span text:style-name="T2">On the corner</text:span></text:span><text:span text:style-name="T3">: na esquina<text:line-break/></text:span><text:span text:style-name="Strong_20_Emphasis"><text:span text:style-name="T2">Again</text:span></text:span><text:span text:style-name="T3">: novamente<text:line-break/></text:span><text:span text:style-name="Strong_20_Emphasis"><text:span text:style-name="T2">Right past</text:span></text:span><text:span text:style-name="T3">: logo depois de passar<text:line-break/></text:span><text:span text:style-name="Strong_20_Emphasis"><text:span text:style-name="T2">Right next: </text:span></text:span><text:span text:style-name="T3">bem ao lado<text:line-break/></text:span><text:span text:style-name="Strong_20_Emphasis"><text:span text:style-name="T2">I got it: </text:span></text:span><text:span text:style-name="T3">entendi<text:line-break/></text:span><text:span text:style-name="Strong_20_Emphasis"><text:span text:style-name="T2">Supermarket</text:span></text:span><text:span text:style-name="T3">: supermercado<text:line-break/></text:span><text:span text:style-name="Strong_20_Emphasis"><text:span text:style-name="T2">Grocery store</text:span></text:span><text:span text:style-name="T3">: mercadinho; mercearia<text:line-break/></text:span><text:span text:style-name="Strong_20_Emphasis"><text:span text:style-name="T2">Bakery</text:span></text:span><text:span text:style-name="T3">: padaria<text:line-break/></text:span><text:span text:style-name="Strong_20_Emphasis"><text:span text:style-name="T2">Cafeteria / coffee shop</text:span></text:span><text:span text:style-name="T3">: cafeteria<text:line-break/></text:span><text:span text:style-name="Strong_20_Emphasis"><text:span text:style-name="T2">Restaurant</text:span></text:span><text:span text:style-name="T3">: restaurante<text:line-break/></text:span><text:span text:style-name="Strong_20_Emphasis"><text:span text:style-name="T2">Market</text:span></text:span><text:span text:style-name="T3">: mercado<text:line-break/></text:span><text:span text:style-name="Strong_20_Emphasis"><text:span text:style-name="T2">Drugstore</text:span></text:span><text:span text:style-name="T3">: farmácia<text:line-break/></text:span><text:span text:style-name="Strong_20_Emphasis"><text:span text:style-name="T2">Snack bar</text:span></text:span><text:span text:style-name="T3">: lancheria<text:line-break/></text:span><text:span text:style-name="Strong_20_Emphasis"><text:span text:style-name="T2">Bookstore</text:span></text:span><text:span text:style-name="T3">: livraria<text:line-break/></text:span><text:span text:style-name="Strong_20_Emphasis"><text:span text:style-name="T2">Post office</text:span></text:span><text:span text:style-name="T3">: correio<text:line-break/></text:span><text:span text:style-name="Strong_20_Emphasis"><text:span text:style-name="T2">Bar / pub</text:span></text:span><text:span text:style-name="T3">: bar<text:line-break/></text:span><text:span text:style-name="Strong_20_Emphasis"><text:span text:style-name="T2">Bank</text:span></text:span><text:span text:style-name="T3">: banco<text:line-break/></text:span><text:span text:style-name="Strong_20_Emphasis"><text:span text:style-name="T2">Newsstand</text:span></text:span><text:span text:style-name="T3">: banca de revista<text:line-break/></text:span><text:span text:style-name="Strong_20_Emphasis"><text:span text:style-name="T2">Clothes store</text:span></text:span><text:span text:style-name="T3">: loja de roupas<text:line-break/></text:span><text:span text:style-name="Strong_20_Emphasis"><text:span text:style-name="T2">Shoe store</text:span></text:span><text:span text:style-name="T3">: loja de sapatos<text:line-break/></text:span><text:span text:style-name="Strong_20_Emphasis"><text:span text:style-name="T2">Department store</text:span></text:span><text:span text:style-name="T3">: loja de departamentos<text:line-break/></text:span><text:span text:style-name="Strong_20_Emphasis"><text:span text:style-name="T2">Computer shop</text:span></text:span><text:span text:style-name="T3">: loja de computadores/ informática<text:line-break/></text:span><text:span text:style-name="Strong_20_Emphasis"><text:span text:style-name="T2">Hairdresser’s</text:span></text:span><text:span text:style-name="T3">: cabeleireiro(a)<text:line-break/></text:span><text:span text:style-name="Strong_20_Emphasis"><text:span text:style-name="T2">DVD rental shop: </text:span></text:span><text:span text:style-name="T3">locadora de DVDs<text:line-break/></text:span><text:span text:style-name="Strong_20_Emphasis"><text:span text:style-name="T2">Office</text:span></text:span><text:span text:style-name="T3">: escritório<text:line-break/></text:span><text:span text:style-name="Strong_20_Emphasis"><text:span text:style-name="T2">School</text:span></text:span><text:span text:style-name="T3">: escola<text:line-break/></text:span><text:span text:style-name="Strong_20_Emphasis"><text:span text:style-name="T2">College</text:span></text:span><text:span text:style-name="T3">: faculdade<text:line-break/></text:span><text:span text:style-name="Strong_20_Emphasis"><text:span text:style-name="T2">Library</text:span></text:span><text:span text:style-name="T3">: biblioteca<text:line-break/></text:span><text:span text:style-name="Strong_20_Emphasis"><text:span text:style-name="T2">Hospital</text:span></text:span><text:span text:style-name="T3">: hospital<text:line-break/></text:span><text:span text:style-name="Strong_20_Emphasis"><text:span text:style-name="T2">Emergency room/ ER</text:span></text:span><text:span text:style-name="T3">:pronto-socorro<text:line-break/></text:span><text:span text:style-name="Strong_20_Emphasis"><text:span text:style-name="T2">Church</text:span></text:span><text:span text:style-name="T3">: igreja<text:line-break/></text:span><text:soft-page-break/><text:span text:style-name="Strong_20_Emphasis"><text:span text:style-name="T2">Cathedral</text:span></text:span><text:span text:style-name="T3">: catedral<text:line-break/></text:span><text:span text:style-name="Strong_20_Emphasis"><text:span text:style-name="T2">Taxi stand (AmE)/Taxi rank (BrE)</text:span></text:span><text:span text:style-name="T3">: ponto de táxi<text:line-break/></text:span><text:span text:style-name="Strong_20_Emphasis"><text:span text:style-name="T2">Bus stop</text:span></text:span><text:span text:style-name="T3">: parada de ônibus<text:line-break/></text:span><text:span text:style-name="Strong_20_Emphasis"><text:span text:style-name="T2">Bus station</text:span></text:span><text:span text:style-name="T3">: estação rodoviária<text:line-break/></text:span><text:span text:style-name="Strong_20_Emphasis"><text:span text:style-name="T2">Train station</text:span></text:span><text:span text:style-name="T3">: estação de trem<text:line-break/></text:span><text:span text:style-name="Strong_20_Emphasis"><text:span text:style-name="T2">Subway station: </text:span></text:span><text:span text:style-name="T3">estação de metrô<text:line-break/></text:span><text:span text:style-name="Strong_20_Emphasis"><text:span text:style-name="T2">Airport</text:span></text:span><text:span text:style-name="T3">: aeroporto<text:line-break/></text:span><text:span text:style-name="Strong_20_Emphasis"><text:span text:style-name="T2">Movie theather (AmE)/ cinema (BrE): </text:span></text:span><text:span text:style-name="T3">cinema<text:line-break/></text:span><text:span text:style-name="Strong_20_Emphasis"><text:span text:style-name="T2">Theater</text:span></text:span><text:span text:style-name="T3">: teatro<text:line-break/></text:span><text:span text:style-name="Strong_20_Emphasis"><text:span text:style-name="T2">Police</text:span></text:span><text:span text:style-name="Strong_20_Emphasis"><text:span text:style-name="T3"> </text:span></text:span><text:span text:style-name="Strong_20_Emphasis"><text:span text:style-name="T2">station</text:span></text:span><text:span text:style-name="T3">: delegacia<text:line-break/></text:span><text:span text:style-name="Strong_20_Emphasis"><text:span text:style-name="T2">Weekend</text:span></text:span><text:span text:style-name="T3">: fim de semana<text:line-break/></text:span><text:span text:style-name="Strong_20_Emphasis"><text:span text:style-name="T2">Days of the week</text:span></text:span><text:span text:style-name="T3">: dias da semana<text:line-break/></text:span><text:span text:style-name="Strong_20_Emphasis"><text:span text:style-name="T2">Voiceless</text:span></text:span><text:span text:style-name="T3">: sem som<text:line-break/></text:span><text:span text:style-name="Strong_20_Emphasis"><text:span text:style-name="T2">Voiced</text:span></text:span><text:span text:style-name="T3">: sonoro<text:line-break/></text:span><text:span text:style-name="Strong_20_Emphasis"><text:span text:style-name="T2">Nothing</text:span></text:span><text:span text:style-name="T3">: nada<text:line-break/></text:span><text:span text:style-name="Strong_20_Emphasis"><text:span text:style-name="T2">Toothpaste</text:span></text:span><text:span text:style-name="T3">: creme dental<text:line-break/></text:span><text:span text:style-name="Strong_20_Emphasis"><text:span text:style-name="T2">Bath</text:span></text:span><text:span text:style-name="T3">: banho; banheira<text:line-break/></text:span><text:span text:style-name="Strong_20_Emphasis"><text:span text:style-name="T2">Healthy</text:span></text:span><text:span text:style-name="T3">: saudável<text:line-break/></text:span><text:span text:style-name="Strong_20_Emphasis"><text:span text:style-name="T2">Mother</text:span></text:span><text:span text:style-name="T3">: mãe<text:line-break/></text:span><text:span text:style-name="Strong_20_Emphasis"><text:span text:style-name="T2">Together</text:span></text:span><text:span text:style-name="T3">: junto<text:line-break/></text:span><text:span text:style-name="Strong_20_Emphasis"><text:span text:style-name="T2">Weather</text:span></text:span><text:span text:style-name="T3">: clima; tempo<text:line-break/></text:span><text:span text:style-name="Strong_20_Emphasis"><text:span text:style-name="T2">Other</text:span></text:span><text:span text:style-name="T3">: outro<text:line-break/></text:span><text:span text:style-name="Strong_20_Emphasis"><text:span text:style-name="T2">Weather</text:span></text:span><text:span text:style-name="T3">: clima/tempo<text:line-break/></text:span><text:span text:style-name="Strong_20_Emphasis"><text:span text:style-name="T2">Such as</text:span></text:span><text:span text:style-name="T3">: tais como<text:line-break/></text:span><text:span text:style-name="Strong_20_Emphasis"><text:span text:style-name="T2">The same</text:span></text:span><text:span text:style-name="T3">: as mesmas<text:line-break/></text:span><text:span text:style-name="Strong_20_Emphasis"><text:span text:style-name="T2">At the end</text:span></text:span><text:span text:style-name="T3">: no final<text:line-break/></text:span><text:span text:style-name="Strong_20_Emphasis"><text:span text:style-name="T2">At the beginning</text:span></text:span><text:span text:style-name="T3">: no início<text:line-break/></text:span><text:span text:style-name="Strong_20_Emphasis"><text:span text:style-name="T2">In the middle</text:span></text:span><text:span text:style-name="T3">: no meio<text:line-break/></text:span><text:span text:style-name="Strong_20_Emphasis"><text:span text:style-name="T2">Break</text:span></text:span><text:span text:style-name="T3">: intervalo<text:line-break/></text:span><text:span text:style-name="Strong_20_Emphasis"><text:span text:style-name="T2">A few</text:span></text:span><text:span text:style-name="T3">: poucos<text:line-break/></text:span><text:span text:style-name="Strong_20_Emphasis"><text:span text:style-name="T2">Christmas</text:span></text:span><text:span text:style-name="T3">: Natal<text:line-break/></text:span><text:span text:style-name="Strong_20_Emphasis"><text:span text:style-name="T2">Easter</text:span></text:span><text:span text:style-name="T3">: Páscoa<text:line-break/></text:span><text:span text:style-name="Strong_20_Emphasis"><text:span text:style-name="T2">New Year's Day</text:span></text:span><text:span text:style-name="T3">: dia de Ano Novo<text:line-break/></text:span><text:span text:style-name="Strong_20_Emphasis"><text:span text:style-name="T2">To last: </text:span></text:span><text:span text:style-name="T3">durar<text:line-break/></text:span><text:span text:style-name="Strong_20_Emphasis"><text:span text:style-name="T2">To happen</text:span></text:span><text:span text:style-name="T3">: acontecer<text:line-break/></text:span><text:soft-page-break/><text:span text:style-name="Strong_20_Emphasis"><text:span text:style-name="T2">Holiday</text:span></text:span><text:span text:style-name="T3">: férias<text:line-break/></text:span><text:span text:style-name="Strong_20_Emphasis"><text:span text:style-name="T2">May</text:span></text:span><text:span text:style-name="T3">: pode(m)<text:line-break/></text:span><text:span text:style-name="Strong_20_Emphasis"><text:span text:style-name="T2">To join</text:span></text:span><text:span text:style-name="T3">: tornar-se parte de algo<text:line-break/></text:span><text:span text:style-name="Strong_20_Emphasis"><text:span text:style-name="T2">By the age</text:span></text:span><text:span text:style-name="T3">: mais ou menos com a idade de<text:line-break/></text:span><text:span text:style-name="Strong_20_Emphasis"><text:span text:style-name="T2">To make up</text:span></text:span><text:span text:style-name="T3">: compor<text:line-break/></text:span><text:span text:style-name="Strong_20_Emphasis"><text:span text:style-name="T2">To make on</text:span></text:span><text:span text:style-name="T3">: progredir<text:line-break/></text:span><text:span text:style-name="Strong_20_Emphasis"><text:span text:style-name="T2">To get</text:span></text:span><text:span text:style-name="T3">: conseguir, obter<text:line-break/></text:span><text:span text:style-name="Strong_20_Emphasis"><text:span text:style-name="T2">To take</text:span></text:span><text:span text:style-name="T3">: levar</text:span></text:p>
      <text:p text:style-name="P3"><text:span text:style-name="Strong_20_Emphasis"><text:span text:style-name="T4">Bicycle, bike: </text:span></text:span><text:span text:style-name="T5">bicicleta;</text:span></text:p>
      <text:p text:style-name="P4"><text:span text:style-name="Strong_20_Emphasis"><text:span text:style-name="T4">Motorcycle, motorbike: </text:span></text:span><text:span text:style-name="T5">motocicleta;</text:span></text:p>
      <text:p text:style-name="P4"><text:span text:style-name="Strong_20_Emphasis"><text:span text:style-name="T4">Car: </text:span></text:span><text:span text:style-name="T5">carro;</text:span></text:p>
      <text:p text:style-name="P4"><text:span text:style-name="Strong_20_Emphasis"><text:span text:style-name="T4">Bus: </text:span></text:span><text:span text:style-name="T5">ônibus;</text:span></text:p>
      <text:p text:style-name="P4"><text:span text:style-name="Strong_20_Emphasis"><text:span text:style-name="T4">Taxi: </text:span></text:span><text:span text:style-name="T5">táxi;</text:span></text:p>
      <text:p text:style-name="P4"><text:span text:style-name="Strong_20_Emphasis"><text:span text:style-name="T4">Train: </text:span></text:span><text:span text:style-name="T5">trem;</text:span></text:p>
      <text:p text:style-name="P4"><text:span text:style-name="Strong_20_Emphasis"><text:span text:style-name="T4">Subway(AmE)/underground,tube (BrE): </text:span></text:span><text:span text:style-name="T5">metrô;</text:span></text:p>
      <text:p text:style-name="P4"><text:span text:style-name="Strong_20_Emphasis"><text:span text:style-name="T4">Tram, street car: </text:span></text:span><text:span text:style-name="T5">bonde;</text:span></text:p>
      <text:p text:style-name="P4"><text:span text:style-name="Strong_20_Emphasis"><text:span text:style-name="T4">Airplane: </text:span></text:span><text:span text:style-name="T5">avião;</text:span></text:p>
      <text:p text:style-name="P4"><text:span text:style-name="Strong_20_Emphasis"><text:span text:style-name="T4">Boat: </text:span></text:span><text:span text:style-name="T5">barco;</text:span></text:p>
      <text:p text:style-name="P4"><text:span text:style-name="Strong_20_Emphasis"><text:span text:style-name="T4">Ship: </text:span></text:span><text:span text:style-name="T5">navio;</text:span></text:p>
      <text:p text:style-name="P4"><text:span text:style-name="Strong_20_Emphasis"><text:span text:style-name="T4">Ferry boat: </text:span></text:span><text:span text:style-name="T5">balsa;</text:span></text:p>
      <text:p text:style-name="P4"><text:span text:style-name="Strong_20_Emphasis"><text:span text:style-name="T4">Credit card: </text:span></text:span><text:span text:style-name="T5">cartão de crédito;</text:span></text:p>
      <text:p text:style-name="P4"><text:span text:style-name="Strong_20_Emphasis"><text:span text:style-name="T4">Cash: </text:span></text:span><text:span text:style-name="T5">dinheiro (em espécie);</text:span></text:p>
      <text:p text:style-name="P4"><text:span text:style-name="Strong_20_Emphasis"><text:span text:style-name="T4">Bills: </text:span></text:span><text:span text:style-name="T5">notas;</text:span></text:p>
      <text:p text:style-name="P4"><text:span text:style-name="Strong_20_Emphasis"><text:span text:style-name="T4">Coins: </text:span></text:span><text:span text:style-name="T5">moedas;</text:span></text:p>
      <text:p text:style-name="P4"><text:span text:style-name="Strong_20_Emphasis"><text:span text:style-name="T4">In cash: </text:span></text:span><text:span text:style-name="T5">em dinheiro;</text:span></text:p>
      <text:p text:style-name="P4"><text:span text:style-name="Strong_20_Emphasis"><text:span text:style-name="T4">Change: </text:span></text:span><text:span text:style-name="T5">troco;</text:span></text:p>
      <text:p text:style-name="P4"><text:span text:style-name="Strong_20_Emphasis"><text:span text:style-name="T4">Currencies</text:span></text:span><text:span text:style-name="T5">: moeda;</text:span></text:p>
      <text:p text:style-name="P4"><text:span text:style-name="Strong_20_Emphasis"><text:span text:style-name="T4">Pound: </text:span></text:span><text:span text:style-name="T5">libra;</text:span></text:p>
      <text:p text:style-name="P4"><text:span text:style-name="Strong_20_Emphasis"><text:span text:style-name="T4">Impolite: </text:span></text:span><text:span text:style-name="T5">sem educação;</text:span></text:p>
      <text:p text:style-name="P4"><text:span text:style-name="Strong_20_Emphasis"><text:span text:style-name="T4">Meaning: </text:span></text:span><text:span text:style-name="T5">querendo dizer;</text:span></text:p>
      <text:p text:style-name="P4"><text:span text:style-name="Strong_20_Emphasis"><text:span text:style-name="T4">To start: </text:span></text:span><text:span text:style-name="T5">iniciar;</text:span></text:p>
      <text:p text:style-name="P4"><text:span text:style-name="Strong_20_Emphasis"><text:span text:style-name="T4">Even at: </text:span></text:span><text:span text:style-name="T5">mesmo em;</text:span></text:p>
      <text:p text:style-name="P4"><text:soft-page-break/><text:span text:style-name="Strong_20_Emphasis"><text:span text:style-name="T4">Unless</text:span></text:span><text:span text:style-name="T5">: a menos que;</text:span></text:p>
      <text:p text:style-name="P4"><text:span text:style-name="T5">I</text:span><text:span text:style-name="Strong_20_Emphasis"><text:span text:style-name="T5">’</text:span></text:span><text:span text:style-name="Strong_20_Emphasis"><text:span text:style-name="T4">ll make it for…: </text:span></text:span><text:span text:style-name="T5">faço por..;</text:span></text:p>
      <text:p text:style-name="P4"><text:span text:style-name="Strong_20_Emphasis"><text:span text:style-name="T4">I’ll leave it for..</text:span></text:span><text:span text:style-name="T5">: deixo por..;</text:span></text:p>
      <text:p text:style-name="P4"><text:span text:style-name="Strong_20_Emphasis"><text:span text:style-name="T4">To ask for: </text:span></text:span><text:span text:style-name="T5">pedir;</text:span></text:p>
      <text:p text:style-name="P4"><text:span text:style-name="Strong_20_Emphasis"><text:span text:style-name="T4">Price lowering: </text:span></text:span><text:span text:style-name="T5">redução e;</text:span></text:p>
      <text:p text:style-name="P4"><text:span text:style-name="Strong_20_Emphasis"><text:span text:style-name="T4">To make sure: </text:span></text:span><text:span text:style-name="T5">certificar-se.</text:span></text:p>
      <text:p text:style-name="P4"><text:span text:style-name="Strong_20_Emphasis"><text:span text:style-name="T4">Legs</text:span></text:span><text:span text:style-name="T5">: pernas;</text:span></text:p>
      <text:p text:style-name="P1"><text:span text:style-name="Strong_20_Emphasis"><text:span text:style-name="T1">Moon</text:span></text:span>: lua;</text:p>
      <text:p text:style-name="P1"><text:span text:style-name="Strong_20_Emphasis"><text:span text:style-name="T1">Enough</text:span></text:span>: suficiente;</text:p>
      <text:p text:style-name="P1"><text:span text:style-name="Strong_20_Emphasis"><text:span text:style-name="T1">To look like</text:span></text:span>: parecer(-se) com;</text:p>
      <text:p text:style-name="P1"><text:span text:style-name="Strong_20_Emphasis"><text:span text:style-name="T1">Slender</text:span></text:span>: esbelto;</text:p>
      <text:p text:style-name="P1"><text:span text:style-name="Strong_20_Emphasis"><text:span text:style-name="T1">Wavy</text:span></text:span>: ondulado;</text:p>
      <text:p text:style-name="P1"><text:span text:style-name="Strong_20_Emphasis"><text:span text:style-name="T1">Eyes</text:span></text:span>: olhos;</text:p>
      <text:p text:style-name="P1"><text:span text:style-name="Strong_20_Emphasis"><text:span text:style-name="T1">Blonde</text:span></text:span>: loira;</text:p>
      <text:p text:style-name="P1"><text:span text:style-name="Strong_20_Emphasis"><text:span text:style-name="T1">Hair</text:span></text:span>: cabelo;</text:p>
      <text:p text:style-name="P1"><text:span text:style-name="Strong_20_Emphasis"><text:span text:style-name="T1">Tall</text:span></text:span>: alto;</text:p>
      <text:p text:style-name="P1"><text:span text:style-name="Strong_20_Emphasis"><text:span text:style-name="T1">Medium</text:span></text:span>-<text:span text:style-name="Strong_20_Emphasis"><text:span text:style-name="T1">high</text:span></text:span>: altura mediana;</text:p>
      <text:p text:style-name="P1"><text:span text:style-name="Strong_20_Emphasis"><text:span text:style-name="T1">Calm down</text:span></text:span>: calma;</text:p>
      <text:p text:style-name="P1"><text:span text:style-name="Strong_20_Emphasis"><text:span text:style-name="T1">Height</text:span></text:span>: altura;</text:p>
      <text:p text:style-name="P1"><text:span text:style-name="Strong_20_Emphasis"><text:span text:style-name="T1">Tall</text:span></text:span>: alto;</text:p>
      <text:p text:style-name="P1"><text:span text:style-name="Strong_20_Emphasis"><text:span text:style-name="T1">Medium</text:span></text:span>-<text:span text:style-name="Strong_20_Emphasis"><text:span text:style-name="T1">height</text:span></text:span>/<text:span text:style-name="Strong_20_Emphasis"><text:span text:style-name="T1">average-height</text:span></text:span>: altura média;</text:p>
      <text:p text:style-name="P1"><text:span text:style-name="Strong_20_Emphasis"><text:span text:style-name="T1">Short</text:span></text:span>: baixo;</text:p>
      <text:p text:style-name="P1"><text:span text:style-name="Strong_20_Emphasis"><text:span text:style-name="T1">Fat</text:span></text:span>/<text:span text:style-name="Strong_20_Emphasis"><text:span text:style-name="T1">overweight</text:span></text:span>: gordo/ acima do peso;</text:p>
      <text:p text:style-name="P1"><text:span text:style-name="Strong_20_Emphasis"><text:span text:style-name="T1">Plump</text:span></text:span>: cheinho;</text:p>
      <text:p text:style-name="P1"><text:span text:style-name="Strong_20_Emphasis"><text:span text:style-name="T1">Slim</text:span></text:span>/<text:span text:style-name="Strong_20_Emphasis"><text:span text:style-name="T1">slender</text:span></text:span>: esbelto;</text:p>
      <text:p text:style-name="P1"><text:span text:style-name="Strong_20_Emphasis"><text:span text:style-name="T1">Thin</text:span></text:span>: magro;</text:p>
      <text:p text:style-name="P1"><text:span text:style-name="Strong_20_Emphasis"><text:span text:style-name="T1">Skinny</text:span></text:span>: muito magro;</text:p>
      <text:p text:style-name="P1"><text:span text:style-name="Strong_20_Emphasis"><text:span text:style-name="T1">Stout</text:span></text:span>: troncudo;</text:p>
      <text:p text:style-name="P1"><text:span text:style-name="Strong_20_Emphasis"><text:span text:style-name="T1">Strong</text:span></text:span>: forte;</text:p>
      <text:p text:style-name="P1"><text:span text:style-name="Strong_20_Emphasis"><text:span text:style-name="T1">Weak</text:span></text:span>: fraco;</text:p>
      <text:p text:style-name="P1"><text:span text:style-name="Strong_20_Emphasis"><text:span text:style-name="T1">Hair</text:span></text:span>: cabelo;</text:p>
      <text:p text:style-name="P1"><text:span text:style-name="Strong_20_Emphasis"><text:span text:style-name="T1">Length</text:span></text:span>: comprimento;</text:p>
      <text:p text:style-name="P1"><text:soft-page-break/><text:span text:style-name="Strong_20_Emphasis"><text:span text:style-name="T1">Long</text:span></text:span>: comprido;</text:p>
      <text:p text:style-name="P1"><text:span text:style-name="Strong_20_Emphasis"><text:span text:style-name="T1">Shoulder-length</text:span></text:span>: na altura do ombro;</text:p>
      <text:p text:style-name="P1"><text:span text:style-name="Strong_20_Emphasis"><text:span text:style-name="T1">Short</text:span></text:span>: curto;</text:p>
      <text:p text:style-name="P1"><text:span text:style-name="Strong_20_Emphasis"><text:span text:style-name="T1">Shape</text:span></text:span>: formato/tipo;</text:p>
      <text:p text:style-name="P1"><text:span text:style-name="Strong_20_Emphasis"><text:span text:style-name="T1">Straight</text:span></text:span>: liso;</text:p>
      <text:p text:style-name="P1"><text:span text:style-name="Strong_20_Emphasis"><text:span text:style-name="T1">Wavy</text:span></text:span>: ondulado;</text:p>
      <text:p text:style-name="P1"><text:span text:style-name="Strong_20_Emphasis"><text:span text:style-name="T1">Curly</text:span></text:span>: crespo;</text:p>
      <text:p text:style-name="P1"><text:span text:style-name="Strong_20_Emphasis"><text:span text:style-name="T1">Dark</text:span></text:span>/<text:span text:style-name="Strong_20_Emphasis"><text:span text:style-name="T1">black</text:span></text:span>: escuro/preto;</text:p>
      <text:p text:style-name="P1"><text:span text:style-name="Strong_20_Emphasis"><text:span text:style-name="T1">Brown</text:span></text:span>: castanho;</text:p>
      <text:p text:style-name="P1"><text:span text:style-name="Strong_20_Emphasis"><text:span text:style-name="T1">Blond</text:span></text:span>: loiro;</text:p>
      <text:p text:style-name="P1"><text:span text:style-name="Strong_20_Emphasis"><text:span text:style-name="T1">Gray</text:span></text:span>: grisalho;</text:p>
      <text:p text:style-name="P1"><text:span text:style-name="Strong_20_Emphasis"><text:span text:style-name="T1">Red</text:span></text:span>: ruivo;</text:p>
      <text:p text:style-name="P1"><text:span text:style-name="Strong_20_Emphasis"><text:span text:style-name="T1">Dyed</text:span></text:span>: tingido;</text:p>
      <text:p text:style-name="P1"><text:span text:style-name="Strong_20_Emphasis"><text:span text:style-name="T1">Eyes</text:span></text:span>: olhos;</text:p>
      <text:p text:style-name="P1"><text:span text:style-name="Strong_20_Emphasis"><text:span text:style-name="T1">Green</text:span></text:span>: verdes;</text:p>
      <text:p text:style-name="P1"><text:span text:style-name="Strong_20_Emphasis"><text:span text:style-name="T1">Brown</text:span></text:span>: castanhos;</text:p>
      <text:p text:style-name="P1"><text:span text:style-name="Strong_20_Emphasis"><text:span text:style-name="T1">Hazel</text:span></text:span>: avelã/castanho esverdeados;</text:p>
      <text:p text:style-name="P1"><text:span text:style-name="Strong_20_Emphasis"><text:span text:style-name="T1">Blue</text:span></text:span>: azuis;</text:p>
      <text:p text:style-name="P1"><text:span text:style-name="Strong_20_Emphasis"><text:span text:style-name="T1">Other features</text:span></text:span>: outras características;</text:p>
      <text:p text:style-name="P1"><text:span text:style-name="Strong_20_Emphasis"><text:span text:style-name="T1">Mustache</text:span></text:span>: bigode;</text:p>
      <text:p text:style-name="P1"><text:span text:style-name="Strong_20_Emphasis"><text:span text:style-name="T1">Beard</text:span></text:span>: barba;</text:p>
      <text:p text:style-name="P1"><text:span text:style-name="Strong_20_Emphasis"><text:span text:style-name="T1">Goatee</text:span></text:span>: cavanhaque;</text:p>
      <text:p text:style-name="P1"><text:span text:style-name="Strong_20_Emphasis"><text:span text:style-name="T1">Bald</text:span></text:span>: careca;</text:p>
      <text:p text:style-name="P1"><text:span text:style-name="Strong_20_Emphasis"><text:span text:style-name="T1">Age</text:span></text:span>: idade;</text:p>
      <text:p text:style-name="P1"><text:span text:style-name="Strong_20_Emphasis"><text:span text:style-name="T1">Young</text:span></text:span>: jovem;</text:p>
      <text:p text:style-name="P1"><text:span text:style-name="Strong_20_Emphasis"><text:span text:style-name="T1">Middle</text:span></text:span>-<text:span text:style-name="Strong_20_Emphasis"><text:span text:style-name="T1">aged</text:span></text:span>: de meia idade e;</text:p>
      <text:p text:style-name="P1"><text:span text:style-name="Strong_20_Emphasis"><text:span text:style-name="T1">Old</text:span></text:span>: idoso.</text:p>
      <text:p text:style-name="P1"><text:line-break/></text:p>
      <text:p text:style-name="P7"/>
      <text:p text:style-name="P2"/>
      <text:p text:style-name="P1"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Gothic" svg:font-family="'Century Gothic'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4:58:08.286343307</meta:creation-date>
    <dc:date>2024-04-29T15:01:44.672846891</dc:date>
    <meta:editing-duration>PT37M1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7" meta:paragraph-count="88" meta:word-count="607" meta:character-count="4076" meta:non-whitespace-character-count="3553"/>
  </office:meta>
</office:document-meta>
</file>